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57067266874052171" text:style-name="L1">
        <text:list-item>
          <text:p text:style-name="P1">SCORE:</text:p>
          <text:list>
            <text:list-item>
              <text:p text:style-name="P1">Potion (10 Copper)</text:p>
            </text:list-item>
            <text:list-item>
              <text:p text:style-name="P1">Reset Time (10 Silver)</text:p>
            </text:list-item>
            <text:list-item>
              <text:p text:style-name="P1">Super Bomb (break locked) (50 Silver)</text:p>
            </text:list-item>
            <text:list-item>
              <text:p text:style-name="P1">Raw Material explosion (100 Silver)</text:p>
            </text:list-item>
            <text:list-item>
              <text:p text:style-name="P1">Time Bomb (kills everything and make combos). (500 Silver)</text:p>
            </text:list-item>
            <text:list-item>
              <text:p text:style-name="P1">Clear Map (1 Gold)</text:p>
            </text:list-item>
          </text:list>
        </text:list-item>
      </text:list>
      <text:p text:style-name="Standard"/>
      <text:p text:style-name="Standard">Gold / Silver / Copper / Raw material</text:p>
      <text:p text:style-name="Standard"/>
      <text:p text:style-name="Standard">10 Raw material == 1 Copper</text:p>
      <text:p text:style-name="Standard"/>
      <text:p text:style-name="Standard">100 Copper == 1 Silver</text:p>
      <text:p text:style-name="Standard"/>
      <text:p text:style-name="Standard">1 Gold == 1000 Silver</text:p>
      <text:p text:style-name="Standard"/>
      <text:p text:style-name="Standard">Gambling Gold == Diamond (10% chance to win 1 Diamond * 10 Gold)</text:p>
      <text:p text:style-name="Standard"/>
      <text:p text:style-name="Standard">Cassino (Diamond)</text:p>
      <text:list xml:id="list8494611413035175916" text:style-name="L2">
        <text:list-item>
          <text:p text:style-name="P2">Background skins</text:p>
        </text:list-item>
        <text:list-item>
          <text:p text:style-name="P2">Time Skin Color</text:p>
        </text:list-item>
        <text:list-item>
          <text:p text:style-name="P2">Cell Skin Color</text:p>
        </text:list-item>
        <text:list-item>
          <text:p text:style-name="P2">Waifu icon</text:p>
        </text:list-item>
        <text:list-item>
          <text:p text:style-name="P2">Font</text:p>
        </text:list-item>
        <text:list-item>
          <text:p text:style-name="P2">Music motif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2-01T20:25:29.95</meta:creation-date>
    <dc:date>2020-12-01T21:33:47.59</dc:date>
    <meta:editing-duration>PT53M4S</meta:editing-duration>
    <meta:editing-cycles>5</meta:editing-cycles>
    <meta:generator>OpenOffice/4.1.8$Win32 OpenOffice.org_project/418m3$Build-9803</meta:generator>
    <meta:document-statistic meta:table-count="0" meta:image-count="0" meta:object-count="0" meta:page-count="1" meta:paragraph-count="19" meta:word-count="97" meta:character-count="480"/>
  </office:meta>
</office:document-meta>
</file>